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ca" fo:country="ES"/>
    </style:style>
    <style:style style:name="P2" style:family="paragraph" style:parent-style-name="Text_20_body">
      <style:text-properties style:font-name="IBM Plex Sans" fo:language="en" fo:country="US" fo:font-style="italic" officeooo:paragraph-rsid="0003504a" style:font-style-asian="italic" style:font-style-complex="italic"/>
    </style:style>
    <style:style style:name="P3" style:family="paragraph" style:parent-style-name="Text_20_body" style:list-style-name="L1">
      <style:text-properties style:font-name="IBM Plex Sans" fo:language="ca" fo:country="ES" fo:font-style="italic" officeooo:paragraph-rsid="0003504a" style:font-style-asian="italic" style:font-style-complex="italic"/>
    </style:style>
    <style:style style:name="P4" style:family="paragraph" style:parent-style-name="Text_20_body" style:list-style-name="L1">
      <style:text-properties fo:language="ca" fo:country="ES" fo:font-style="italic" officeooo:paragraph-rsid="0003504a" style:font-style-asian="italic" style:font-style-complex="italic"/>
    </style:style>
    <style:style style:name="P5" style:family="paragraph" style:parent-style-name="Heading_20_1">
      <style:text-properties fo:language="ca" fo:country="ES" officeooo:rsid="0007d8ce" officeooo:paragraph-rsid="0007d8ce"/>
    </style:style>
    <style:style style:name="P6" style:family="paragraph" style:parent-style-name="Heading_20_2">
      <style:text-properties fo:language="ca" fo:country="ES"/>
    </style:style>
    <style:style style:name="P7" style:family="paragraph" style:parent-style-name="Text_20_body">
      <style:text-properties fo:language="ca" fo:country="ES" officeooo:paragraph-rsid="0007d8ce"/>
    </style:style>
    <style:style style:name="P8" style:family="paragraph" style:parent-style-name="Heading_20_3">
      <style:text-properties fo:language="ca" fo:country="ES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font-name="IBM Plex Sans" fo:language="ca" fo:country="ES"/>
    </style:style>
    <style:style style:name="P10" style:family="paragraph" style:parent-style-name="Text_20_body" style:list-style-name="L2">
      <style:text-properties style:font-name="IBM Plex Sans" fo:language="ca" fo:country="ES" officeooo:paragraph-rsid="0009821d"/>
    </style:style>
    <style:style style:name="P11" style:family="paragraph" style:parent-style-name="Text_20_body">
      <style:text-properties style:font-name="IBM Plex Sans" fo:language="ca" fo:country="ES" officeooo:paragraph-rsid="0009821d"/>
    </style:style>
    <style:style style:name="P12" style:family="paragraph" style:parent-style-name="Text_20_body">
      <style:text-properties style:font-name="IBM Plex Sans" fo:language="ca" fo:country="ES" officeooo:paragraph-rsid="0007d8ce"/>
    </style:style>
    <style:style style:name="P13" style:family="paragraph" style:parent-style-name="Text_20_body">
      <style:text-properties style:font-name="IBM Plex Sans" fo:language="ca" fo:country="ES" officeooo:rsid="000b29f0" officeooo:paragraph-rsid="000b29f0"/>
    </style:style>
    <style:style style:name="P14" style:family="paragraph" style:parent-style-name="Heading_20_3">
      <style:text-properties fo:language="ca" fo:country="ES" officeooo:paragraph-rsid="000b29f0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style:font-name="IBM Plex Sans" fo:language="ca" fo:country="ES"/>
    </style:style>
    <style:style style:name="P16" style:family="paragraph" style:parent-style-name="Text_20_body" style:list-style-name="L3">
      <style:text-properties style:font-name="IBM Plex Sans" fo:language="ca" fo:country="ES"/>
    </style:style>
    <style:style style:name="P17" style:family="paragraph" style:parent-style-name="Text_20_body">
      <style:text-properties style:font-name="IBM Plex Sans" fo:language="ca" fo:country="ES" officeooo:paragraph-rsid="0004fe41"/>
    </style:style>
    <style:style style:name="P18" style:family="paragraph" style:parent-style-name="Text_20_body">
      <style:text-properties style:font-name="IBM Plex Sans" fo:language="ca" fo:country="ES" officeooo:rsid="0009821d" officeooo:paragraph-rsid="0009821d"/>
    </style:style>
    <style:style style:name="P19" style:family="paragraph" style:parent-style-name="Text_20_body" style:list-style-name="L4">
      <style:paragraph-properties fo:margin-top="0in" fo:margin-bottom="0in" style:contextual-spacing="false"/>
      <style:text-properties style:font-name="IBM Plex Sans" fo:language="ca" fo:country="ES"/>
    </style:style>
    <style:style style:name="P20" style:family="paragraph" style:parent-style-name="Text_20_body" style:list-style-name="L4">
      <style:text-properties style:font-name="IBM Plex Sans" fo:language="ca" fo:country="ES" officeooo:paragraph-rsid="0009821d"/>
    </style:style>
    <style:style style:name="P21" style:family="paragraph" style:parent-style-name="Text_20_body" style:list-style-name="L5">
      <style:paragraph-properties fo:margin-top="0in" fo:margin-bottom="0in" style:contextual-spacing="false"/>
      <style:text-properties style:font-name="IBM Plex Sans" fo:language="ca" fo:country="ES"/>
    </style:style>
    <style:style style:name="P22" style:family="paragraph" style:parent-style-name="Text_20_body" style:list-style-name="L5">
      <style:text-properties style:font-name="IBM Plex Sans" fo:language="ca" fo:country="ES"/>
    </style:style>
    <style:style style:name="P23" style:family="paragraph" style:parent-style-name="Text_20_body">
      <style:text-properties fo:language="ca" fo:country="ES"/>
    </style:style>
    <style:style style:name="P24" style:family="paragraph" style:parent-style-name="Heading_20_3">
      <style:text-properties style:font-name="IBM Plex Sans" fo:language="ca" fo:country="ES"/>
    </style:style>
    <style:style style:name="P25" style:family="paragraph" style:parent-style-name="Heading_20_3">
      <style:text-properties fo:language="ca" fo:country="ES" officeooo:paragraph-rsid="0009821d"/>
    </style:style>
    <style:style style:name="P26" style:family="paragraph" style:parent-style-name="Text_20_body">
      <style:text-properties style:font-name="IBM Plex Sans" fo:language="ca" fo:country="ES" officeooo:rsid="0009821d" officeooo:paragraph-rsid="0009b4b8"/>
    </style:style>
    <style:style style:name="P27" style:family="paragraph" style:parent-style-name="Text_20_body">
      <style:text-properties fo:language="ca" fo:country="ES" officeooo:paragraph-rsid="0009b4b8"/>
    </style:style>
    <style:style style:name="P28" style:family="paragraph" style:parent-style-name="Standard">
      <style:text-properties style:font-name="IBM Plex Sans" fo:language="ca" fo:country="ES"/>
    </style:style>
    <style:style style:name="T1" style:family="text">
      <style:text-properties style:font-name="IBM Plex Sans"/>
    </style:style>
    <style:style style:name="T2" style:family="text">
      <style:text-properties style:font-name="IBM Plex Sans" officeooo:rsid="0003504a"/>
    </style:style>
    <style:style style:name="T3" style:family="text">
      <style:text-properties officeooo:rsid="0009821d"/>
    </style:style>
    <style:style style:name="T4" style:family="text">
      <style:text-properties officeooo:rsid="000b29f0"/>
    </style:style>
    <style:style style:name="T5" style:family="text">
      <style:text-properties style:font-name="IBM Plex Sans" officeooo:rsid="0007d8ce"/>
    </style:style>
    <style:style style:name="T6" style:family="text">
      <style:text-properties officeooo:rsid="00061238"/>
    </style:style>
    <style:style style:name="T7" style:family="text">
      <style:text-properties officeooo:rsid="0009b4b8"/>
    </style:style>
    <style:style style:name="T8" style:family="text">
      <style:text-properties officeooo:rsid="0007d8c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3504a" style:font-weight-asian="bold" style:font-weight-complex="bold"/>
    </style:style>
    <style:style style:name="T11" style:family="text">
      <style:text-properties officeooo:rsid="0003504a"/>
    </style:style>
    <style:style style:name="T12" style:family="text">
      <style:text-properties fo:font-weight="bold" officeooo:rsid="0007d8ce" style:font-weight-asian="bold" style:font-weight-complex="bold"/>
    </style:style>
    <style:style style:name="T13" style:family="text">
      <style:text-properties fo:font-weight="bold" officeooo:rsid="0004fe41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7d8ce" style:font-weight-asian="normal" style:font-weight-complex="normal"/>
    </style:style>
    <style:style style:name="T16" style:family="text">
      <style:text-properties officeooo:rsid="0004fe41"/>
    </style:style>
    <style:style style:name="T17" style:family="text">
      <style:text-properties fo:font-weight="bold" officeooo:rsid="0009821d" style:font-weight-asian="bold" style:font-weight-complex="bold"/>
    </style:style>
    <style:style style:name="T18" style:family="text">
      <style:text-properties style:font-name="IBM Plex Sans" officeooo:rsid="0009821d"/>
    </style:style>
    <style:style style:name="T19" style:family="text">
      <style:text-properties style:font-name="IBM Plex Sans" officeooo:rsid="0009b4b8"/>
    </style:style>
    <style:style style:name="T20" style:family="text">
      <style:text-properties style:font-name="IBM Plex Sans" officeooo:rsid="000c34d3"/>
    </style:style>
    <style:style style:name="T21" style:family="text">
      <style:text-properties style:font-name="IBM Plex Sans" fo:font-weight="bold" officeooo:rsid="0009b4b8" style:font-weight-asian="bold" style:font-weight-complex="bold"/>
    </style:style>
    <style:style style:name="T22" style:family="text">
      <style:text-properties style:font-name="IBM Plex Sans" fo:font-weight="bold" officeooo:rsid="000c34d3" style:font-weight-asian="bold" style:font-weight-complex="bold"/>
    </style:style>
    <style:style style:name="T23" style:family="text">
      <style:text-properties style:font-name="IBM Plex Sans" fo:font-weight="bold" officeooo:rsid="0009821d" style:font-weight-asian="bold" style:font-weight-complex="bold"/>
    </style:style>
    <style:style style:name="T24" style:family="text">
      <style:text-properties fo:font-weight="bold" officeooo:rsid="0009b4b8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se</text:h>
      <text:p text:style-name="P2">Consider the following CNN: </text:p>
      <text:list text:style-name="L1">
        <text:list-item>
          <text:p text:style-name="P3">An input layer withe 32x32x3</text:p>
        </text:list-item>
        <text:list-item>
          <text:p text:style-name="P3">A first Convolutional layer 1 with F=5, S=1, P=0 with 8 filters</text:p>
        </text:list-item>
        <text:list-item>
          <text:p text:style-name="P3">A Pooling layer 1 with F=2 and S=2</text:p>
        </text:list-item>
        <text:list-item>
          <text:p text:style-name="P3">A Convolutational Layer 2 with F=5, S=1, P=0 with 16 filters</text:p>
        </text:list-item>
        <text:list-item>
          <text:p text:style-name="P3">A Pooling layer 2 with F=2 and S=2</text:p>
        </text:list-item>
        <text:list-item>
          <text:p text:style-name="P3">A Full Connected layer 1 with 120 neurons</text:p>
        </text:list-item>
        <text:list-item>
          <text:p text:style-name="P3">A Full Connected layer 2 with 84 neurons</text:p>
        </text:list-item>
        <text:list-item>
          <text:p text:style-name="P4"><text:span text:style-name="T1">Finally a final Output layer with 10 units that uses </text:span><text:span text:style-name="T2">S</text:span><text:span text:style-name="T1">oftmax</text:span></text:p>
        </text:list-item>
      </text:list>
      <text:h text:style-name="P5" text:outline-level="1">Càlcul de Volums de sortida <text:span text:style-name="T3">i Número de paràmetres</text:span></text:h>
      <text:h text:style-name="P6" text:outline-level="2">Layer <text:span text:style-name="T4">d’entrada</text:span></text:h>
      <text:p text:style-name="P7"><text:span text:style-name="T5">La imatge d’entrada és una imatge de </text:span><text:span text:style-name="T1">32×32×3 (3 </text:span><text:span text:style-name="T5">canals de </text:span><text:span text:style-name="T1">RGB). </text:span></text:p>
      <text:h text:style-name="P6" text:outline-level="2">Convolutional Layer (Conv Layer 1)</text:h>
      <text:h text:style-name="P8" text:outline-level="3">Càlcul del volum</text:h>
      <text:list text:style-name="L2">
        <text:list-item>
          <text:p text:style-name="P9">Filter size F=5 (<text:span text:style-name="T6">cada filtre és de </text:span>5x5)</text:p>
        </text:list-item>
        <text:list-item>
          <text:p text:style-name="P9">Stride S=1.</text:p>
        </text:list-item>
        <text:list-item>
          <text:p text:style-name="P9">Padding P=0 (no <text:span text:style-name="T6">hi ha </text:span>padding).</text:p>
        </text:list-item>
        <text:list-item>
          <text:p text:style-name="P10">Nú<text:span text:style-name="T6">mero de </text:span>filtr<text:span text:style-name="T6">e</text:span>s = 8, <text:span text:style-name="T6">vol dir que es generaran 8 activa</text:span><text:span text:style-name="T3">t</text:span><text:span text:style-name="T6">ion maps </text:span><text:span text:style-name="T3">de sortida.</text:span></text:p>
        </text:list-item>
      </text:list>
      <text:p text:style-name="P11"><text:span text:style-name="T3">P</text:span><text:span text:style-name="T6">er tant, </text:span><text:span text:style-name="T7">a</text:span><text:span text:style-name="T8">mb la fórmula tenim</text:span> <text:span text:style-name="T9">(W−F+2P)​/</text:span><text:span text:style-name="T10">S</text:span><text:span text:style-name="T9">+1</text:span> <text:span text:style-name="T8">tenim el volum </text:span>=(32−5+2×0)/<text:span text:style-name="T11">1</text:span>​+1=28.</text:p>
      <text:p text:style-name="P12"><text:span text:style-name="T8">Per tant, la sortida del volum és </text:span>28×28. <text:span text:style-name="T8">Com que tenim 8 filtres, llavors </text:span><text:span text:style-name="T12">28x28x8</text:span><text:span text:style-name="T8">.</text:span></text:p>
      <text:h text:style-name="P8" text:outline-level="3">Càlcul de Número de Paràmetres</text:h>
      <text:p text:style-name="P13">Tenim 8 filtres de 5x5x3 per tant es necessiten 8x(5x5x3)=600 weights i per cada filtre necessitem 1 bias, per tant, en total tenim <text:span text:style-name="T9">608 paràmetres</text:span>. </text:p>
      <text:h text:style-name="P6" text:outline-level="2">Pooling Layer (Pooling Layer 1)</text:h>
      <text:h text:style-name="P14" text:outline-level="3">Càlcul del volum</text:h>
      <text:list text:style-name="L3">
        <text:list-item>
          <text:p text:style-name="P15">Filter size F=2.</text:p>
        </text:list-item>
        <text:list-item>
          <text:p text:style-name="P16">Stride S=2.</text:p>
        </text:list-item>
      </text:list>
      <text:p text:style-name="P12"><text:span text:style-name="T8">Aquestes layers redueixen l’entrada en altura i amplada no en profunditat. Amb la fórmula </text:span><text:span text:style-name="T9">(W−F)/</text:span><text:span text:style-name="T13">S</text:span><text:span text:style-name="T9">​+1</text:span><text:span text:style-name="T14">, </text:span><text:span text:style-name="T15">tenim el volum </text:span>=(28−2)​/<text:span text:style-name="T16">2</text:span>+1=<text:span text:style-name="T8">14.</text:span></text:p>
      <text:p text:style-name="P17"><text:span text:style-name="T8">Per tant la sortida és</text:span>: <text:span text:style-name="T8">14</text:span><text:span text:style-name="T16">×</text:span><text:span text:style-name="T8">14</text:span>×8, <text:span text:style-name="T8">pq mantenim la profunditat</text:span><text:span text:style-name="T16">.</text:span></text:p>
      <text:h text:style-name="P14" text:outline-level="3">Càlcul de Número de Paràmetres</text:h>
      <text:p text:style-name="P13">Les layers de pooling no tenen weights ni bias, fan càlculs de màxim o la mitja entre les caselles de l’entrada.</text:p>
      <text:h text:style-name="P6" text:outline-level="2"><text:soft-page-break/>Convolutional Layer (Conv Layer 2)</text:h>
      <text:h text:style-name="P14" text:outline-level="3">Càlcul del volum</text:h>
      <text:p text:style-name="P18">Tenim una entrad<text:span text:style-name="T4">a </text:span>de 14x14x8.</text:p>
      <text:list text:style-name="L4">
        <text:list-item>
          <text:p text:style-name="P19">Filter size F=5 </text:p>
        </text:list-item>
        <text:list-item>
          <text:p text:style-name="P19">Stride S=1.</text:p>
        </text:list-item>
        <text:list-item>
          <text:p text:style-name="P19">Padding P=0 (no <text:span text:style-name="T8">hi ha </text:span>padding).</text:p>
        </text:list-item>
        <text:list-item>
          <text:p text:style-name="P20">Nú<text:span text:style-name="T6">mero de </text:span>filtr<text:span text:style-name="T6">e</text:span>s = 16, <text:span text:style-name="T3">vol dir que tindrem 16 Activation Maps de sortida</text:span></text:p>
        </text:list-item>
      </text:list>
      <text:p text:style-name="P11"><text:span text:style-name="T3">P</text:span><text:span text:style-name="T6">er tant, </text:span> <text:span text:style-name="T8">Amb la fórmula tenim</text:span> <text:span text:style-name="T9">(W−F+2P)​/</text:span><text:span text:style-name="T10">S</text:span><text:span text:style-name="T9">+1</text:span> <text:span text:style-name="T8">tenim el volum </text:span><text:span text:style-name="T3">(14-5+0)+1 = 10.</text:span></text:p>
      <text:p text:style-name="P11"><text:span text:style-name="T8">Per tant la sortida és</text:span>: <text:span text:style-name="T12">1</text:span><text:span text:style-name="T17">0</text:span><text:span text:style-name="T13">×</text:span><text:span text:style-name="T12">1</text:span><text:span text:style-name="T17">0</text:span><text:span text:style-name="T9">×</text:span><text:span text:style-name="T17">16</text:span><text:span text:style-name="T3">.</text:span></text:p>
      <text:h text:style-name="P14" text:outline-level="3">Càlcul de Número de Paràmetres</text:h>
      <text:p text:style-name="P13">Tenim 16 filtres de 5x5x8 per tant es necessiten 16x(5x5x8)=3200 weights i per cada filtre necessitem 1 bias, per tant, en total tenim <text:span text:style-name="T9">3216 paràmetres</text:span>. </text:p>
      <text:h text:style-name="P6" text:outline-level="2">Pooling Layer (Pooling Layer 2)</text:h>
      <text:h text:style-name="P14" text:outline-level="3">Càlcul del volum</text:h>
      <text:p text:style-name="P18">Tenim una entrada de 10x10x16.</text:p>
      <text:list text:style-name="L5">
        <text:list-item>
          <text:p text:style-name="P21">Filter size F=2.</text:p>
        </text:list-item>
        <text:list-item>
          <text:p text:style-name="P22">Stride S=2.</text:p>
        </text:list-item>
      </text:list>
      <text:p text:style-name="P11"><text:span text:style-name="T8">Aquestes layers redueixen l’entrada en altura i amplada no en profunditat. Amb la fórmula </text:span><text:span text:style-name="T9">(W−F)/</text:span><text:span text:style-name="T13">S</text:span><text:span text:style-name="T9">​+1</text:span><text:span text:style-name="T14">, </text:span><text:span text:style-name="T15">tenim el volum </text:span>=(<text:span text:style-name="T3">10-2</text:span>)​/<text:span text:style-name="T16">2</text:span>+1=<text:span text:style-name="T3">5</text:span><text:span text:style-name="T8">.</text:span></text:p>
      <text:p text:style-name="P11"><text:span text:style-name="T8">Per tant la sortida és</text:span>: <text:span text:style-name="T17">5</text:span><text:span text:style-name="T13">×</text:span><text:span text:style-name="T17">5</text:span><text:span text:style-name="T9">×</text:span><text:span text:style-name="T17">16</text:span>, <text:span text:style-name="T8">pq mantenim la profunditat</text:span><text:span text:style-name="T16">.</text:span></text:p>
      <text:h text:style-name="P14" text:outline-level="3">Càlcul de Número de Paràmetres</text:h>
      <text:p text:style-name="P13">Les layers de pooling no tenen weights ni bias, fan càlculs de màxim o la mitja entre les caselles de l’entrada.</text:p>
      <text:h text:style-name="P6" text:outline-level="2">FC1 (Aplanar l’entrada)</text:h>
      <text:p text:style-name="P18">L’entrada és de 5x5x16 i tenim 120 neurones disponibles.</text:p>
      <text:p text:style-name="P18">Per tant la sortida és de <text:span text:style-name="T9">120</text:span>.</text:p>
      <text:h text:style-name="P14" text:outline-level="3">Càlcul de Número de Paràmetres</text:h>
      <text:p text:style-name="P18">Per aplanar l’entrada necessitem un vector de posicions igual que l’entrada, per tant de 16 posicions.</text:p>
      <text:p text:style-name="P18">A l’aplanar la matriu d’entrada amb el vector tenim un vector sortida de 5x5x16= 400 posicions.</text:p>
      <text:p text:style-name="P23"><text:span text:style-name="T18">Per tant cada neurona rebrà 400 entrades, per tant necessita 400 weights i 400 biases, això implica 400</text:span><text:span text:style-name="T19">x12</text:span><text:span text:style-name="T18">+</text:span><text:span text:style-name="T20">120</text:span><text:span text:style-name="T18"> paràmetres = </text:span><text:span text:style-name="T21">48</text:span><text:span text:style-name="T22">12</text:span><text:span text:style-name="T21">0 </text:span><text:span text:style-name="T23">paràmetres.</text:span></text:p>
      <text:h text:style-name="P24" text:outline-level="3">FC<text:span text:style-name="T3">2</text:span></text:h>
      <text:p text:style-name="P18">Aquesta és una layer connectada completament a l’anterior <text:span text:style-name="T7">de 120</text:span>, i tenim 84 neurones <text:span text:style-name="T7">com a sortida.</text:span></text:p>
      <text:p text:style-name="P18">Per tant la sortida és de <text:span text:style-name="T9">84</text:span>.</text:p>
      <text:p text:style-name="P18">Cada neurona necessita 120 weights i 120 biases, per tant, en total tenim 120x84 <text:span text:style-name="T7">+ 120</text:span> = <text:span text:style-name="T24">10164</text:span>.</text:p>
      <text:h text:style-name="P24" text:outline-level="3"><text:soft-page-break/>Output Layer</text:h>
      <text:p text:style-name="P18">La sortida té 10 neurones, per tant <text:span text:style-name="T9">10</text:span>.</text:p>
      <text:h text:style-name="P25" text:outline-level="3">Càlcul # Params</text:h>
      <text:p text:style-name="P26">Aquesta és una layer connectada completament a l’anterior <text:span text:style-name="T7">de 84</text:span>, i tenim <text:span text:style-name="T7">10 </text:span>neurones <text:span text:style-name="T7">com a sortida</text:span>.</text:p>
      <text:p text:style-name="P27"><text:span text:style-name="T18">Cada neurona necessita </text:span><text:span text:style-name="T19">84</text:span><text:span text:style-name="T18"> weights i </text:span><text:span text:style-name="T19">84</text:span><text:span text:style-name="T18"> biases, per tant, en total tenim (10x84</text:span><text:span text:style-name="T19">)</text:span><text:span text:style-name="T18"> + 10 <text:s/>= </text:span><text:span text:style-name="T21">85</text:span><text:span text:style-name="T23">0</text:span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IBM Plex Sans" fo:font-family="'IBM Plex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3228in" fo:margin-bottom="0.7807in" fo:margin-left="0.3957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>
          <style:column style:rel-width="8049*" fo:start-indent="0in" fo:end-indent="0.0898in"/>
          <style:column style:rel-width="7790*" fo:start-indent="0.08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09:30:28.095069470</meta:creation-date>
    <dc:date>2024-10-21T11:18:06.130490264</dc:date>
    <meta:editing-duration>PT25M6S</meta:editing-duration>
    <meta:editing-cycles>3</meta:editing-cycles>
    <meta:generator>LibreOffice/24.8.2.1$Linux_X86_64 LibreOffice_project/480$Build-1</meta:generator>
    <meta:document-statistic meta:table-count="0" meta:image-count="0" meta:object-count="0" meta:page-count="3" meta:paragraph-count="67" meta:word-count="593" meta:character-count="3409" meta:non-whitespace-character-count="2747"/>
  </office:meta>
</office:document-meta>
</file>